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58000001C28502BE5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bottom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cm, 0.3cm, 0.22cm, 0.45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9.8cm" svg:height="6.9cm" svg:x="3.4cm" svg:y="2.2cm">
            <text:p/>
          </draw:rect>
          <draw:rect draw:style-name="gr2" draw:text-style-name="P1" draw:layer="layout" svg:width="9.6cm" svg:height="6.7cm" svg:x="3.5cm" svg:y="2.3cm">
            <text:p text:style-name="P1">POX</text:p>
          </draw:rect>
          <draw:g>
            <draw:custom-shape draw:style-name="gr3" draw:text-style-name="P1" draw:layer="layout" svg:width="1.2cm" svg:height="3cm" svg:x="11.4cm" svg:y="5.8cm">
              <text:p/>
              <draw:enhanced-geometry svg:viewBox="0 0 21600 21600" draw:text-areas="?f5 ?f1 ?f6 ?f3" draw:type="left-right-arrow" draw:modifiers="4449.50038431975 8558.81647341064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2" draw:layer="layout" svg:width="2.39cm" svg:height="0.49cm" draw:transform="rotate (1.5707963267946) translate (11.755cm 8.494cm)">
              <text:p text:style-name="P1"><text:span text:style-name="T1">Graph API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" draw:text-style-name="P2" xml:id="id2" draw:id="id2" draw:layer="layout" svg:width="2.231cm" svg:height="0.886cm" svg:x="3.7cm" svg:y="4.514cm">
            <text:p text:style-name="P1"><text:span text:style-name="T1">of.topolog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4" draw:id="id4" draw:layer="layout" svg:width="2.344cm" svg:height="1.1cm" svg:x="10.6cm" svg:y="4.4cm">
            <text:p text:style-name="P1"><text:span text:style-name="T1">host_trac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1" draw:id="id1" draw:layer="layout" svg:width="1.991cm" svg:height="0.708cm" svg:x="3.8cm" svg:y="3.292cm">
            <text:p text:style-name="P1"><text:span text:style-name="T1">of.discove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3" draw:id="id3" draw:layer="layout" svg:width="2.239cm" svg:height="1.293cm" svg:x="7.3cm" svg:y="4.3cm">
            <text:p text:style-name="P1"><text:span text:style-name="T1">Topolog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xml:id="id5" draw:id="id5" draw:layer="layout" svg:width="1.9cm" svg:height="0.708cm" svg:x="10.8cm" svg:y="3.2cm">
            <text:p text:style-name="P1"><text:span text:style-name="T1">misc.dhc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6" draw:id="id6">
            <draw:frame draw:style-name="gr6" draw:text-style-name="P1" draw:layer="layout" svg:width="2.299cm" svg:height="1.738cm" svg:x="8.6cm" svg:y="6.9cm">
              <draw:image xlink:href="Pictures/1000020100000258000001C28502BE56.png" xlink:type="simple" xlink:show="embed" xlink:actuate="onLoad">
                <text:p/>
              </draw:image>
            </draw:frame>
            <draw:custom-shape draw:style-name="gr7" draw:text-style-name="P1" draw:layer="layout" svg:width="2.8cm" svg:height="2.6cm" svg:x="8.3cm" svg:y="6.1cm">
              <text:p text:style-name="P1">Graph</text:p>
              <text:p text:style-name="P1"/>
              <text:p text:style-name="P1"/>
              <text:p text:style-name="P1"/>
              <draw:enhanced-geometry svg:viewBox="0 0 88 21600" draw:glue-points="44 ?f6 44 0 0 10800 44 21600 88 10800" draw:text-areas="0 ?f6 88 ?f3" draw:type="can" draw:modifiers="6926.509396241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onnector draw:style-name="gr8" draw:text-style-name="P1" draw:layer="layout" draw:type="curve" svg:x1="4.795cm" svg:y1="4cm" svg:x2="4.815cm" svg:y2="4.514cm" draw:start-shape="id1" draw:start-glue-point="2" draw:end-shape="id2" draw:end-glue-point="0" svg:d="m4795 4000c0 387 20 130 20 514">
            <text:p/>
          </draw:connector>
          <draw:connector draw:style-name="gr8" draw:text-style-name="P1" draw:layer="layout" draw:type="curve" svg:x1="5.931cm" svg:y1="4.957cm" svg:x2="7.3cm" svg:y2="4.946cm" draw:start-shape="id2" draw:start-glue-point="1" draw:end-shape="id3" draw:end-glue-point="3" svg:d="m5931 4957c1026 0 342-11 1369-11">
            <text:p/>
          </draw:connector>
          <draw:connector draw:style-name="gr8" draw:text-style-name="P1" draw:layer="layout" draw:type="curve" svg:x1="10.6cm" svg:y1="4.95cm" svg:x2="9.539cm" svg:y2="4.946cm" draw:start-shape="id4" draw:start-glue-point="3" draw:end-shape="id3" draw:end-glue-point="1" svg:d="m10600 4950c-796 0-266-4-1061-4">
            <text:p/>
          </draw:connector>
          <draw:connector draw:style-name="gr8" draw:text-style-name="P1" draw:layer="layout" draw:type="curve" svg:x1="11.75cm" svg:y1="3.908cm" svg:x2="11.772cm" svg:y2="4.4cm" draw:start-shape="id5" draw:start-glue-point="2" draw:end-shape="id4" draw:end-glue-point="0" svg:d="m11750 3908c0 370 22 125 22 492">
            <text:p/>
          </draw:connector>
          <draw:g>
            <draw:custom-shape draw:style-name="gr3" draw:text-style-name="P1" draw:layer="layout" svg:width="1.2cm" svg:height="3cm" draw:transform="rotate (-1.57079632679579) translate (9.9cm 3cm)">
              <text:p/>
              <draw:enhanced-geometry svg:viewBox="0 0 21600 21600" draw:text-areas="?f5 ?f1 ?f6 ?f3" draw:type="left-right-arrow" draw:modifiers="4449.50038431975 8558.81647341064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2" draw:layer="layout" svg:width="2.39cm" svg:height="0.49cm" svg:x="7.206cm" svg:y="3.355cm">
              <text:p text:style-name="P1"><text:span text:style-name="T1">Events API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8" draw:text-style-name="P1" draw:layer="layout" draw:type="curve" draw:line-skew="-3.097cm" svg:x1="8.419cm" svg:y1="5.593cm" svg:x2="8.3cm" svg:y2="7.4cm" draw:start-shape="id3" draw:start-glue-point="2" draw:end-shape="id6" draw:end-glue-point="3" svg:d="m8419 5593c0 768-811 640-1404 899s-968 908 1285 90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. Guedes</meta:initial-creator>
    <meta:creation-date>2014-09-30T18:40:03</meta:creation-date>
    <dc:date>2014-09-30T20:14:25</dc:date>
    <dc:creator>D. Guedes</dc:creator>
    <meta:editing-duration>PT25M16S</meta:editing-duration>
    <meta:editing-cycles>5</meta:editing-cycles>
    <meta:generator>OpenOffice.org/3.4.1$Unix OpenOffice.org_project/341m1$Build-9593</meta:generator>
    <meta:document-statistic meta:object-count="22"/>
  </office:meta>
</office:document-meta>
</file>